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0d34bf" officeooo:paragraph-rsid="000d34bf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0d34bf" officeooo:paragraph-rsid="00112de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0ee739" officeooo:paragraph-rsid="000d34bf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0ee739" officeooo:paragraph-rsid="00112de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0f0063" officeooo:paragraph-rsid="000f0063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24061" officeooo:paragraph-rsid="00124061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3aa85" officeooo:paragraph-rsid="0013aa85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4e474" officeooo:paragraph-rsid="0014e474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5bbe6" officeooo:paragraph-rsid="0015bbe6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5bbe6" officeooo:paragraph-rsid="001707d2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707d2" officeooo:paragraph-rsid="001707d2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normal" officeooo:rsid="0018495d" officeooo:paragraph-rsid="0018495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font-name="apple-system" fo:font-size="10.5pt" fo:letter-spacing="normal" fo:language="es" fo:country="ES" fo:font-style="normal" fo:font-weight="bold" officeooo:rsid="0015bbe6" officeooo:paragraph-rsid="0015bbe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s" fo:country="ES" fo:font-weight="bold" officeooo:rsid="000d34bf" officeooo:paragraph-rsid="000d34b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officeooo:rsid="000b004e" officeooo:paragraph-rsid="000b004e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rsid="000d34bf" officeooo:paragraph-rsid="000d34bf"/>
    </style:style>
    <style:style style:name="P17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b004e" officeooo:paragraph-rsid="000b004e" style:font-weight-asian="bold" style:font-weight-complex="bold"/>
    </style:style>
    <style:style style:name="T1" style:family="text">
      <style:text-properties officeooo:rsid="001a195e"/>
    </style:style>
    <style:style style:name="T2" style:family="text">
      <style:text-properties officeooo:rsid="001a2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Numerical Weather Prediction</text:p>
      <text:p text:style-name="P15"/>
      <text:p text:style-name="P14">Fuentes de datos más importantes:</text:p>
      <text:p text:style-name="P16"/>
      <text:p text:style-name="P2">Copernicus → CAMS</text:p>
      <text:p text:style-name="P4">Gratuito. Los datos están en forma de series temporales.</text:p>
      <text:p text:style-name="P1"/>
      <text:p text:style-name="P1">MARS → ECMWF</text:p>
      <text:p text:style-name="P5">De pago.</text:p>
      <text:p text:style-name="P1"/>
      <text:p text:style-name="P11">Info de los parametros:</text:p>
      <text:p text:style-name="P10"><text:a xlink:type="simple" xlink:href="https://codes.ecmwf.int/grib/param-db/" text:style-name="Internet_20_link" text:visited-style-name="Visited_20_Internet_20_Link">https://codes.ecmwf.int/grib/param-db/</text:a></text:p>
      <text:p text:style-name="P10"/>
      <text:p text:style-name="P6">Acceder al archivo operacional para bajar los datos.</text:p>
      <text:p text:style-name="P6"/>
      <text:p text:style-name="P8">Para modelos de clima suelen ser netcdf, para atmosfericos suelen ser grib.</text:p>
      <text:p text:style-name="P6"/>
      <text:p text:style-name="P7">Tablas mas usadas: standar – 128; standar 2 – 228</text:p>
      <text:p text:style-name="P7"/>
      <text:p text:style-name="P7"/>
      <text:p text:style-name="P7"/>
      <text:p text:style-name="P13">Datos netcdf copernicus (solo necesitamos registrarnos)</text:p>
      <text:p text:style-name="P12">Para python netcdf4, <text:span text:style-name="T1">cdo (permite netcdf y grib), </text:span><text:span text:style-name="T2">xarray, </text:span>nco</text:p>
      <text:p text:style-name="P9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9:00:16.349515224</meta:creation-date>
    <meta:generator>LibreOffice/7.3.7.2$Linux_X86_64 LibreOffice_project/30$Build-2</meta:generator>
    <dc:date>2023-07-07T13:05:13.396370709</dc:date>
    <meta:editing-duration>PT3H46M33S</meta:editing-duration>
    <meta:editing-cycles>13</meta:editing-cycles>
    <meta:document-statistic meta:table-count="0" meta:image-count="0" meta:object-count="0" meta:page-count="1" meta:paragraph-count="13" meta:word-count="74" meta:character-count="507" meta:non-whitespace-character-count="444"/>
  </office:meta>
</office:document-meta>
</file>